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ex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21:02:20.038381663</meta:creation-date>
    <dc:date>2021-08-23T21:02:33.745371166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4.7.2$Linux_X86_64 LibreOffice_project/40$Build-2</meta:generator>
  </office:meta>
</office:document-meta>
</file>